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7cm" svg:y1="4.3cm" svg:x2="5.7cm" svg:y2="18.8cm">
          <text:p/>
        </draw:line>
        <draw:line draw:style-name="gr1" draw:text-style-name="P1" draw:layer="layout" svg:x1="19.3cm" svg:y1="4.4cm" svg:x2="19.3cm" svg:y2="18.9cm">
          <text:p/>
        </draw:line>
        <draw:line draw:style-name="gr1" draw:text-style-name="P1" draw:layer="layout" svg:x1="25.6cm" svg:y1="4.5cm" svg:x2="25.6cm" svg:y2="19cm">
          <text:p/>
        </draw:line>
        <draw:frame draw:style-name="gr2" draw:text-style-name="P1" draw:layer="layout" svg:width="4.4cm" svg:height="1.2cm" svg:x="3.5cm" svg:y="3cm">
          <draw:text-box>
            <text:p text:style-name="P1">Helper</text:p>
          </draw:text-box>
        </draw:frame>
        <draw:frame draw:style-name="gr2" draw:text-style-name="P1" draw:layer="layout" svg:width="4.4cm" svg:height="1.2cm" svg:x="16.9cm" svg:y="3.1cm">
          <draw:text-box>
            <text:p text:style-name="P1">Collector(s)</text:p>
          </draw:text-box>
        </draw:frame>
        <draw:frame draw:style-name="gr2" draw:text-style-name="P1" draw:layer="layout" svg:width="4.4cm" svg:height="1.2cm" svg:x="23.5cm" svg:y="3.2cm">
          <draw:text-box>
            <text:p text:style-name="P1">Supporter</text:p>
          </draw:text-box>
        </draw:frame>
        <draw:custom-shape draw:style-name="gr3" draw:text-style-name="P1" draw:layer="layout" svg:width="4.3cm" svg:height="1.3cm" svg:x="3.6cm" svg:y="5.1cm">
          <text:p text:style-name="P1">Deman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cm" svg:height="6.1cm" svg:x="4.1cm" svg:y="7.1cm">
          <text:p text:style-name="P1">Search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5cm" svg:y1="7.5cm" svg:x2="12.4cm" svg:y2="7.5cm">
          <text:p text:style-name="P1">1:demand</text:p>
          <text:p text:style-name="P1"/>
        </draw:line>
        <draw:line draw:style-name="gr4" draw:text-style-name="P1" draw:layer="layout" svg:x1="12.4cm" svg:y1="8.2cm" svg:x2="25.5cm" svg:y2="8.2cm">
          <text:p text:style-name="P1">2:demand</text:p>
          <text:p text:style-name="P1"/>
        </draw:line>
        <draw:line draw:style-name="gr5" draw:text-style-name="P1" draw:layer="layout" svg:x1="7.5cm" svg:y1="12.3cm" svg:x2="10.7cm" svg:y2="12.3cm">
          <text:p text:style-name="P1">7:supply</text:p>
          <text:p text:style-name="P1"/>
        </draw:line>
        <draw:line draw:style-name="gr5" draw:text-style-name="P1" draw:layer="layout" svg:x1="12.5cm" svg:y1="9cm" svg:x2="25.5cm" svg:y2="9cm">
          <text:p text:style-name="P1">3:supply[s]</text:p>
          <text:p text:style-name="P1"/>
        </draw:line>
        <draw:line draw:style-name="gr1" draw:text-style-name="P1" draw:layer="layout" svg:x1="12.4cm" svg:y1="4.4cm" svg:x2="12.4cm" svg:y2="18.9cm">
          <text:p/>
        </draw:line>
        <draw:frame draw:style-name="gr2" draw:text-style-name="P1" draw:layer="layout" svg:width="4.4cm" svg:height="1.2cm" svg:x="10cm" svg:y="3.1cm">
          <draw:text-box>
            <text:p text:style-name="P1">API</text:p>
          </draw:text-box>
        </draw:frame>
        <draw:custom-shape draw:style-name="gr3" draw:text-style-name="P1" draw:layer="layout" svg:width="3.3cm" svg:height="1.9cm" svg:x="10.9cm" svg:y="11.3cm">
          <text:p text:style-name="P1">AL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2.4cm" svg:y1="9.8cm" svg:x2="19.3cm" svg:y2="9.8cm">
          <text:p text:style-name="P1">4:demand</text:p>
          <text:p text:style-name="P1"/>
        </draw:line>
        <draw:line draw:style-name="gr5" draw:text-style-name="P1" draw:layer="layout" svg:x1="12.4cm" svg:y1="10.6cm" svg:x2="19.2cm" svg:y2="10.6cm">
          <text:p text:style-name="P1">5:supply[s]</text:p>
          <text:p text:style-name="P1"/>
        </draw:line>
        <draw:custom-shape draw:style-name="gr3" draw:text-style-name="P1" draw:layer="layout" svg:width="3cm" svg:height="1.9cm" svg:x="4.2cm" svg:y="14.4cm">
          <text:p text:style-name="P1">Deci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4cm" svg:y1="15.4cm" svg:x2="12.3cm" svg:y2="15.4cm">
          <text:p text:style-name="P1">1:order</text:p>
          <text:p text:style-name="P1"/>
        </draw:line>
        <draw:custom-shape draw:style-name="gr3" draw:text-style-name="P1" draw:layer="layout" svg:width="4.3cm" svg:height="1.3cm" svg:x="10.4cm" svg:y="16.1cm">
          <text:p text:style-name="P1">Transport tas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or </meta:initial-creator>
    <meta:creation-date>2015-09-07T21:12:37.909524672</meta:creation-date>
    <dc:date>2015-09-07T22:53:48.808888229</dc:date>
    <dc:creator>gabor </dc:creator>
    <meta:editing-duration>PT1H25M59S</meta:editing-duration>
    <meta:editing-cycles>3</meta:editing-cycles>
    <meta:generator>LibreOffice/4.2.8.2$Linux_X86_64 LibreOffice_project/420m0$Build-2</meta:generator>
    <meta:document-statistic meta:object-count="20"/>
  </office:meta>
</office:document-meta>
</file>